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reLikeThis.getField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getMinDoc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like(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setAnalyzer(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createQueue( Map word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MoreLikeThis.getMaxQuery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retrieveInterestingTerms( Reader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reLikeThis.like( java . io .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isNoiseWord( String ter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reLikeThis.addTermFrequencies( Map termFreqMap , TermFreqVector vec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oreLikeThis.setStopWords( Set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qQ.FreqQ( i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ge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like( int doc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reqQ.lessThan( Object a , Objec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reLikeThis.setBoost( boolean bo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like( Fi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reLikeThis.setMinDocFreq( int minDocF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getMaxWordL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setMinTermFreq( int minTermF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setMaxWordLen( int maxWord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isBo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getMinWordL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setMaxQueryTerms( int maxQuery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MoreLikeThis( IndexReader 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createQuery( PriorityQueue q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oreLikeThis.setMaxNumTokensParsed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getStopW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setMinWordLen( int minWord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retrieveTerms( Reader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reLikeThis.retrieveTerms( int docNu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reLikeThis.getMaxNumTokensPar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setFieldNames( String [ ] fiel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describePara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reLikeThis.main( String [ ] 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Int.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addTermFrequencies( Reader r , Map termFreqMap , String field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oreLikeThis.like( 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reLikeThis.getMinTerm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